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rsid="0013ce40" officeooo:paragraph-rsid="0013ce40"/>
    </style:style>
    <style:style style:name="P2" style:family="paragraph">
      <style:paragraph-properties fo:margin-left="0in" fo:margin-right="0in" fo:margin-top="0in" fo:margin-bottom="0in" fo:line-height="100%" fo:text-align="start" fo:text-indent="0in" style:text-autospace="ideograph-alpha" style:punctuation-wrap="simple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size-asian="10.5pt" style:language-asian="zh" style:country-asian="CN" style:font-style-asian="normal" style:font-weight-asian="normal" style:font-name-complex="FreeSans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ry had a little lamb.<office:annotation loext:resolved="false"><dc:creator>Unknown Author</dc:creator><dc:date>2023-11-13T17:08:33.658298401</dc:date><text:p text:style-name="P2"><text:span text:style-name="T1">|Add name for lamb</text:span></text:p></office:annotatio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3T17:08:03.146359611</meta:creation-date>
    <dc:date>2023-11-13T17:09:44.402306485</dc:date>
    <meta:editing-duration>PT1M42S</meta:editing-duration>
    <meta:editing-cycles>1</meta:editing-cycles>
    <meta:document-statistic meta:table-count="0" meta:image-count="0" meta:object-count="0" meta:page-count="1" meta:paragraph-count="1" meta:word-count="5" meta:character-count="23" meta:non-whitespace-character-count="19"/>
    <meta:generator>LibreOffice/7.4.7.2$Linux_X86_64 LibreOffice_project/40$Build-2</meta:generator>
  </office:meta>
</office:document-meta>
</file>